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4.0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eutral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eutral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9" style:family="table-cell" style:parent-style-name="Excel_20_Built-in_20_Good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" style:family="table-cell" style:parent-style-name="Excel_20_Built-in_20_40_25__20_-_20_Accent1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gr1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101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>
            <draw:custom-shape table:end-cell-address="Feuil1.T5" table:end-x="1.607cm" table:end-y="0.182cm" draw:z-index="0" draw:name="ZoneTexte 1" draw:style-name="gr1" draw:text-style-name="P1" svg:width="10cm" svg:height="1.168cm" svg:x="0.578cm" svg:y="0.002cm">
              <text:p text:style-name="P1"><text:span text:style-name="T1">1- Définir à quelles classes appartienne ces adresses IP ? </text:span></text:p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 office:value-type="string">
            <text:p>classe</text:p>
          </table:table-cell>
          <table:table-cell table:number-columns-repeated="5"/>
          <table:table-cell>
            <draw:custom-shape table:end-cell-address="Feuil1.V8" table:end-x="0.588cm" table:end-y="0.113cm" draw:z-index="1" draw:name="ZoneTexte 2" draw:style-name="gr2" draw:text-style-name="P2" svg:width="12.46cm" svg:height="1.199cm" svg:x="0.687cm" svg:y="0.425cm">
              <text:p text:style-name="P2"><text:span text:style-name="T1">2- Regroupez ensuite les adresses IP qui font partie du même sous réseaux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" office:value-type="string" table:number-columns-spanned="4" table:number-rows-spanned="1">
            <text:p>a)      10.0.0.1 </text:p>
          </table:table-cell>
          <table:covered-table-cell table:number-columns-repeated="2" table:style-name="ce6"/>
          <table:covered-table-cell table:style-name="ce1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b)<text:span text:style-name="T3">      </text:span><text:span text:style-name="T4">122.25.25.39 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c)<text:span text:style-name="T3">       </text:span><text:span text:style-name="T4">122.0.25.38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d)<text:span text:style-name="T3">      </text:span><text:span text:style-name="T4">200.25.48.69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C 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e)<text:span text:style-name="T3">      </text:span><text:span text:style-name="T4">156.54.23.1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B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f)<text:span text:style-name="T3">       </text:span><text:span text:style-name="T4">156.25.69.12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table:number-columns-spanned="4" table:number-rows-spanned="1">
            <text:p>g)      10.2.3.6</text:p>
          </table:table-cell>
          <table:covered-table-cell table:number-columns-repeated="2" table:style-name="ce6"/>
          <table:covered-table-cell table:style-name="ce1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h)<text:span text:style-name="T3">      </text:span><text:span text:style-name="T4">11.23.69.87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i)<text:span text:style-name="T3">        </text:span><text:span text:style-name="T4">200.25.89.56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C 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j)<text:span text:style-name="T3">        </text:span><text:span text:style-name="T4">156.25.12.36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B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k)<text:span text:style-name="T3">      </text:span><text:span text:style-name="T4">156.54.69.2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B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l)<text:span text:style-name="T3">        </text:span><text:span text:style-name="T4">200.25.48.12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C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table:number-columns-spanned="4" table:number-rows-spanned="1">
            <text:p>m)    10.254.254.256</text:p>
          </table:table-cell>
          <table:covered-table-cell table:number-columns-repeated="2" table:style-name="ce6"/>
          <table:covered-table-cell table:style-name="ce1"/>
          <table:table-cell table:style-name="ce11" office:value-type="string">
            <text:p>NON UTILISABL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n)<text:span text:style-name="T3">      </text:span><text:span text:style-name="T4">1.1.1.1</text:span></text:p>
          </table:table-cell>
          <table:covered-table-cell table:number-columns-repeated="2" table:style-name="ce7"/>
          <table:covered-table-cell table:style-name="ce2"/>
          <table:table-cell table:style-name="ce11" office:value-type="string">
            <text:p>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3" office:value-type="string">
            <text:p>A</text:p>
          </table:table-cell>
          <table:table-cell table:style-name="ce8" office:value-type="string">
            <text:p>0.0.0.0</text:p>
          </table:table-cell>
          <table:table-cell table:style-name="ce8" office:value-type="string">
            <text:p>126.255.255.255</text:p>
          </table:table-cell>
          <table:table-cell office:value-type="string">
            <text:p>255.0.0.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" office:value-type="string">
            <text:p>B</text:p>
          </table:table-cell>
          <table:table-cell table:style-name="ce9" office:value-type="string">
            <text:p>128.0.0.0</text:p>
          </table:table-cell>
          <table:table-cell table:style-name="ce9" office:value-type="string">
            <text:p>191.255.255.255</text:p>
          </table:table-cell>
          <table:table-cell office:value-type="string">
            <text:p>255.255.0.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5" office:value-type="string">
            <text:p>C</text:p>
          </table:table-cell>
          <table:table-cell table:style-name="ce10" office:value-type="string">
            <text:p>192.0.0.0</text:p>
          </table:table-cell>
          <table:table-cell table:style-name="ce10" office:value-type="string">
            <text:p>223.255.255.255</text:p>
          </table:table-cell>
          <table:table-cell office:value-type="string">
            <text:p>255.255.255.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table:number-columns-spanned="4" table:number-rows-spanned="1">
            <text:p>a)      10.0.0.1 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table:number-columns-spanned="4" table:number-rows-spanned="1">
            <text:p>g)      10.2.3.6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f)<text:span text:style-name="T3">       </text:span><text:span text:style-name="T4">156.25.69.12</text:span>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j)<text:span text:style-name="T3">        </text:span><text:span text:style-name="T4">156.25.12.36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e)<text:span text:style-name="T3">      </text:span><text:span text:style-name="T4">156.54.23.1</text:span>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k)<text:span text:style-name="T3">      </text:span><text:span text:style-name="T4">156.54.69.2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d)<text:span text:style-name="T3">      </text:span><text:span text:style-name="T4">200.25.48.69</text:span>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l)<text:span text:style-name="T3">        </text:span><text:span text:style-name="T4">200.25.48.12</text:span>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b)<text:span text:style-name="T3">      </text:span><text:span text:style-name="T4">122.25.25.39 </text:span>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1">
            <text:p>c)<text:span text:style-name="T3">       </text:span><text:span text:style-name="T4">122.0.25.38</text:span></text:p>
          </table:table-cell>
          <table:covered-table-cell table:number-columns-repeated="3"/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17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17:00:48.44</dc:date>
    <dc:creator>Lizy BROWN</dc:creator>
    <meta:document-statistic meta:table-count="1" meta:cell-count="51" meta:object-count="2"/>
    <meta:generator>OpenOffice/4.1.11$Win32 OpenOffice.org_project/4111m1$Build-9808</meta:generator>
  </office:meta>
</office:document-meta>
</file>